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</office:font-face-decls>
  <office:automatic-styles>
    <style:style style:name="Table" style:family="table">
      <style:table-properties style:width="18.002cm" fo:break-before="page" table:align="margins"/>
    </style:style>
    <style:style style:name="Table.A" style:family="table-column">
      <style:table-column-properties style:column-width="3.999cm" style:rel-column-width="14556*"/>
    </style:style>
    <style:style style:name="Table.B" style:family="table-column">
      <style:table-column-properties style:column-width="6.004cm" style:rel-column-width="21857*"/>
    </style:style>
    <style:style style:name="Table.C" style:family="table-column">
      <style:table-column-properties style:column-width="7.999cm" style:rel-column-width="29122*"/>
    </style:style>
    <style:style style:name="Table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15%"/>
      <style:text-properties style:font-name="Linux Biolinum O" fo:font-size="11pt" officeooo:rsid="00118ad0" officeooo:paragraph-rsid="00118ad0" style:font-size-asian="11pt" style:font-size-complex="11pt"/>
    </style:style>
    <style:style style:name="P2" style:family="paragraph" style:parent-style-name="Table_20_Contents">
      <style:paragraph-properties fo:line-height="115%"/>
      <style:text-properties style:font-name="Linux Biolinum O" fo:font-size="11pt" fo:font-weight="bold" officeooo:rsid="00118ad0" officeooo:paragraph-rsid="00118ad0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line-height="115%"/>
      <style:text-properties style:font-name="Linux Biolinum O" fo:font-size="11pt" fo:font-style="normal" fo:font-weight="bold" officeooo:rsid="00118ad0" officeooo:paragraph-rsid="00118ad0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line-height="150%"/>
      <style:text-properties style:font-name="Linux Biolinum O" fo:font-size="10pt" officeooo:rsid="00177055" officeooo:paragraph-rsid="00177055" style:font-size-asian="10pt" style:font-size-complex="10pt"/>
    </style:style>
    <style:style style:name="P5" style:family="paragraph" style:parent-style-name="Table_20_Contents">
      <style:paragraph-properties fo:line-height="150%"/>
      <style:text-properties style:font-name="Linux Biolinum O" fo:font-size="10pt" officeooo:rsid="00177055" officeooo:paragraph-rsid="002111a1" style:font-size-asian="10pt" style:font-size-complex="10pt"/>
    </style:style>
    <style:style style:name="P6" style:family="paragraph" style:parent-style-name="Table_20_Contents">
      <style:paragraph-properties fo:line-height="150%"/>
      <style:text-properties style:font-name="Linux Biolinum O" fo:font-size="10pt" officeooo:rsid="0019442c" officeooo:paragraph-rsid="002111a1" style:font-size-asian="10pt" style:font-size-complex="10pt"/>
    </style:style>
    <style:style style:name="P7" style:family="paragraph" style:parent-style-name="Table_20_Contents">
      <style:paragraph-properties fo:line-height="150%"/>
      <style:text-properties style:font-name="Linux Biolinum O" fo:font-size="10pt" officeooo:rsid="002111a1" officeooo:paragraph-rsid="002111a1" style:font-size-asian="10pt" style:font-size-complex="10pt"/>
    </style:style>
    <style:style style:name="P8" style:family="paragraph" style:parent-style-name="Table_20_Contents">
      <style:paragraph-properties fo:line-height="115%"/>
      <style:text-properties style:font-name="Linux Biolinum O" fo:font-size="10pt" officeooo:rsid="00213559" officeooo:paragraph-rsid="00213559" style:font-size-asian="10pt" style:font-size-complex="10pt"/>
    </style:style>
    <style:style style:name="P9" style:family="paragraph" style:parent-style-name="Table_20_Contents">
      <style:paragraph-properties fo:line-height="115%"/>
      <style:text-properties style:font-name="Linux Biolinum O" fo:font-size="10pt" officeooo:rsid="00118ad0" officeooo:paragraph-rsid="00118ad0" style:font-size-asian="10pt" style:font-size-complex="10pt"/>
    </style:style>
    <style:style style:name="P10" style:family="paragraph" style:parent-style-name="Table_20_Contents">
      <style:paragraph-properties fo:line-height="115%"/>
      <style:text-properties style:font-name="Linux Biolinum O" fo:font-size="10pt" officeooo:rsid="001319dd" officeooo:paragraph-rsid="001319dd" style:font-size-asian="10pt" style:font-size-complex="10pt"/>
    </style:style>
    <style:style style:name="P11" style:family="paragraph" style:parent-style-name="Table_20_Contents">
      <style:paragraph-properties fo:line-height="115%"/>
      <style:text-properties style:font-name="Linux Biolinum O" fo:font-size="10pt" fo:font-weight="bold" officeooo:rsid="00118ad0" officeooo:paragraph-rsid="00118ad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line-height="115%"/>
      <style:text-properties style:font-name="Linux Biolinum O" fo:font-size="10pt" fo:font-weight="bold" officeooo:rsid="00213559" officeooo:paragraph-rsid="0021355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line-height="115%"/>
      <style:text-properties style:font-name="Linux Biolinum O" fo:font-size="10pt" fo:font-weight="bold" officeooo:rsid="001319dd" officeooo:paragraph-rsid="001319d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15%"/>
      <style:text-properties style:font-name="Linux Biolinum O" fo:font-size="10pt" fo:font-weight="normal" officeooo:rsid="00213559" officeooo:paragraph-rsid="00213559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15%"/>
      <style:text-properties style:font-name="Linux Biolinum O" fo:font-size="10pt" fo:font-style="italic" officeooo:rsid="001319dd" officeooo:paragraph-rsid="001319dd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line-height="115%"/>
      <style:text-properties style:font-name="Linux Biolinum O" fo:font-size="9pt" fo:font-weight="normal" officeooo:rsid="00177055" officeooo:paragraph-rsid="0019442c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line-height="115%"/>
      <style:text-properties style:font-name="Linux Biolinum O" fo:font-size="9pt" fo:font-weight="normal" officeooo:rsid="00177055" officeooo:paragraph-rsid="0019442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line-height="115%"/>
      <style:text-properties style:font-name="Linux Biolinum O" fo:font-size="9pt" fo:font-weight="normal" officeooo:rsid="00177055" officeooo:paragraph-rsid="001f3151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line-height="115%"/>
      <style:text-properties style:font-name="Linux Biolinum O" fo:font-size="9pt" officeooo:rsid="0014bd5d" officeooo:paragraph-rsid="0014bd5d" style:font-size-asian="9pt" style:font-size-complex="9pt"/>
    </style:style>
    <style:style style:name="P20" style:family="paragraph" style:parent-style-name="Table_20_Contents">
      <style:paragraph-properties fo:line-height="115%"/>
      <style:text-properties style:font-name="Linux Biolinum O" fo:font-size="9pt" officeooo:rsid="0015cb8a" officeooo:paragraph-rsid="0015cb8a" style:font-size-asian="9pt" style:font-size-complex="9pt"/>
    </style:style>
    <style:style style:name="P21" style:family="paragraph" style:parent-style-name="Table_20_Contents">
      <style:paragraph-properties fo:line-height="115%"/>
      <style:text-properties style:font-name="Linux Biolinum O" fo:font-size="9pt" fo:font-style="italic" officeooo:rsid="001319dd" officeooo:paragraph-rsid="001319dd" style:font-size-asian="9pt" style:font-style-asian="italic" style:font-size-complex="9pt" style:font-style-complex="italic"/>
    </style:style>
    <style:style style:name="P22" style:family="paragraph" style:parent-style-name="Table_20_Contents">
      <style:paragraph-properties fo:line-height="115%"/>
      <style:text-properties style:font-name="Linux Biolinum O" fo:font-size="9pt" fo:font-weight="bold" officeooo:rsid="00177055" officeooo:paragraph-rsid="00177055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line-height="115%"/>
      <style:text-properties fo:color="#808080" loext:opacity="100%" style:font-name="Linux Biolinum O" fo:font-size="11pt" officeooo:rsid="00118ad0" officeooo:paragraph-rsid="00118ad0" style:font-size-asian="11pt" style:font-size-complex="11pt"/>
    </style:style>
    <style:style style:name="P24" style:family="paragraph" style:parent-style-name="Table_20_Contents">
      <style:paragraph-properties fo:line-height="115%"/>
      <style:text-properties fo:color="#808080" loext:opacity="100%" style:font-name="Linux Biolinum O" fo:font-size="11pt" officeooo:rsid="00118ad0" officeooo:paragraph-rsid="00213559" style:font-size-asian="11pt" style:font-size-complex="11pt"/>
    </style:style>
    <style:style style:name="P25" style:family="paragraph" style:parent-style-name="Table_20_Contents">
      <style:paragraph-properties fo:line-height="115%"/>
      <style:text-properties fo:color="#808080" loext:opacity="100%" style:font-name="Linux Biolinum O" fo:font-size="10pt" officeooo:rsid="00118ad0" officeooo:paragraph-rsid="00118ad0" style:font-size-asian="10pt" style:font-size-complex="10pt"/>
    </style:style>
    <style:style style:name="P26" style:family="paragraph" style:parent-style-name="Table_20_Contents">
      <style:paragraph-properties fo:line-height="115%"/>
      <style:text-properties fo:color="#808080" loext:opacity="100%" style:font-name="Linux Biolinum O" fo:font-size="10pt" officeooo:rsid="001319dd" officeooo:paragraph-rsid="001319dd" style:font-size-asian="10pt" style:font-size-complex="10pt"/>
    </style:style>
    <style:style style:name="P27" style:family="paragraph" style:parent-style-name="Table_20_Contents">
      <style:paragraph-properties fo:line-height="115%"/>
      <style:text-properties fo:color="#808080" loext:opacity="100%" style:font-name="Linux Biolinum O" fo:font-size="10pt" fo:font-style="normal" officeooo:rsid="001319dd" officeooo:paragraph-rsid="001319dd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line-height="115%"/>
      <style:text-properties fo:color="#999999" loext:opacity="100%" style:font-name="Linux Biolinum O" fo:font-size="10pt" officeooo:rsid="00118ad0" officeooo:paragraph-rsid="00118ad0" style:font-size-asian="10pt" style:font-size-complex="10pt"/>
    </style:style>
    <style:style style:name="P29" style:family="paragraph" style:parent-style-name="Table_20_Contents">
      <style:paragraph-properties fo:line-height="115%"/>
      <style:text-properties fo:color="#999999" loext:opacity="100%" style:font-name="Linux Biolinum O" fo:font-size="10pt" fo:font-weight="normal" officeooo:rsid="00213559" officeooo:paragraph-rsid="00213559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color="#999999" loext:opacity="100%" style:font-name="Linux Biolinum O" fo:font-size="9pt" fo:font-style="normal" officeooo:rsid="001319dd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line-height="115%"/>
      <style:text-properties fo:color="#999999" loext:opacity="100%" style:font-name="Linux Biolinum O" fo:font-size="9pt" fo:font-style="normal" officeooo:rsid="001319dd" officeooo:paragraph-rsid="001319dd" style:font-size-asian="9pt" style:font-style-asian="normal" style:font-size-complex="9pt" style:font-style-complex="normal"/>
    </style:style>
    <style:style style:name="P32" style:family="paragraph" style:parent-style-name="Table_20_Contents">
      <style:paragraph-properties fo:line-height="115%"/>
      <style:text-properties fo:font-size="9pt" officeooo:paragraph-rsid="001f3151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Linux Biolinum O" fo:font-size="9pt" fo:font-style="normal" officeooo:rsid="0014bd5d" officeooo:paragraph-rsid="0014bd5d" style:font-size-asian="9pt" style:font-style-asian="normal" style:font-size-complex="9pt" style:font-style-complex="normal"/>
    </style:style>
    <style:style style:name="P34" style:family="paragraph" style:parent-style-name="Table_20_Contents">
      <style:paragraph-properties fo:line-height="115%"/>
      <style:text-properties fo:color="#000000" loext:opacity="100%" style:font-name="Linux Biolinum O" fo:font-size="9pt" fo:font-style="normal" officeooo:rsid="0014bd5d" officeooo:paragraph-rsid="0014bd5d" style:font-size-asian="9pt" style:font-style-asian="normal" style:font-size-complex="9pt" style:font-style-complex="normal"/>
    </style:style>
    <style:style style:name="P35" style:family="paragraph" style:parent-style-name="Table_20_Contents">
      <style:text-properties fo:color="#000000" loext:opacity="100%" style:font-name="Linux Biolinum O" fo:font-size="9pt" fo:font-style="normal" officeooo:rsid="001319dd" style:font-size-asian="9pt" style:font-style-asian="normal" style:font-size-complex="9pt" style:font-style-complex="normal"/>
    </style:style>
    <style:style style:name="P36" style:family="paragraph" style:parent-style-name="Table_20_Contents">
      <style:paragraph-properties fo:line-height="115%"/>
      <style:text-properties fo:color="#000000" loext:opacity="100%" style:font-name="Linux Biolinum O" fo:font-size="9pt" fo:font-style="normal" officeooo:rsid="001319dd" officeooo:paragraph-rsid="001319dd" style:font-size-asian="9pt" style:font-style-asian="normal" style:font-size-complex="9pt" style:font-style-complex="normal"/>
    </style:style>
    <style:style style:name="P37" style:family="paragraph" style:parent-style-name="Table_20_Contents">
      <style:text-properties fo:color="#000000" loext:opacity="100%" style:font-name="Linux Biolinum O" fo:font-size="9pt" fo:font-style="italic" officeooo:rsid="0014bd5d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line-height="150%"/>
      <style:text-properties style:font-name="Linux Biolinum O" fo:font-size="10pt" officeooo:rsid="002111a1" officeooo:paragraph-rsid="002111a1" style:font-size-asian="10pt" style:font-size-complex="10pt"/>
    </style:style>
    <style:style style:name="P39" style:family="paragraph" style:parent-style-name="Table_20_Contents">
      <style:paragraph-properties fo:line-height="115%"/>
      <style:text-properties style:font-name="Linux Biolinum O" fo:font-size="9pt" officeooo:rsid="0014bd5d" officeooo:paragraph-rsid="0014bd5d" style:font-size-asian="9pt" style:font-size-complex="9pt"/>
    </style:style>
    <style:style style:name="P40" style:family="paragraph" style:parent-style-name="Table_20_Contents">
      <style:paragraph-properties fo:line-height="115%"/>
      <style:text-properties fo:color="#999999" loext:opacity="100%" style:font-name="Linux Biolinum O" fo:font-size="10pt" officeooo:rsid="00118ad0" officeooo:paragraph-rsid="00118ad0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bd5d" style:font-style-asian="italic" style:font-style-complex="italic"/>
    </style:style>
    <style:style style:name="T3" style:family="text">
      <style:text-properties fo:font-style="italic" officeooo:rsid="0015cb8a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cb8a"/>
    </style:style>
    <style:style style:name="T6" style:family="text">
      <style:text-properties fo:color="#808080" loext:opacity="100%"/>
    </style:style>
    <style:style style:name="T7" style:family="text">
      <style:text-properties fo:color="#808080" loext:opacity="100%" style:font-name="Linux Biolinum O" fo:font-weight="normal" officeooo:rsid="00177055" style:font-weight-asian="normal" style:font-weight-complex="normal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19442c"/>
    </style:style>
    <style:style style:name="T10" style:family="text">
      <style:text-properties fo:color="#000000" loext:opacity="100%" style:font-name="Linux Biolinum O" fo:font-weight="normal" officeooo:rsid="00177055" style:font-weight-asian="normal" style:font-weight-complex="normal"/>
    </style:style>
    <style:style style:name="T11" style:family="text">
      <style:text-properties officeooo:rsid="001b5781"/>
    </style:style>
    <style:style style:name="T12" style:family="text">
      <style:text-properties officeooo:rsid="001cb46e"/>
    </style:style>
    <style:style style:name="T13" style:family="text">
      <style:text-properties officeooo:rsid="00211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row>
          <table:table-cell table:style-name="Table.A1" office:value-type="string">
            <text:p text:style-name="P3">Herman Bergwerf</text:p>
            <text:p text:style-name="P2"/>
            <text:p text:style-name="P2"/>
          </table:table-cell>
          <table:table-cell table:style-name="Table.A1" office:value-type="string">
            <text:p text:style-name="P1">hbergwerf.nl</text:p>
          </table:table-cell>
          <table:table-cell table:style-name="Table.A1" office:value-type="string">
            <text:p text:style-name="P1">post@hbergwerf.nl</text:p>
          </table:table-cell>
        </table:table-row>
        <table:table-row>
          <table:table-cell table:style-name="Table.A1" office:value-type="string">
            <text:p text:style-name="P24">Experience</text:p>
          </table:table-cell>
          <table:table-cell table:style-name="Table.A1" office:value-type="string">
            <text:p text:style-name="P12">Freelance Developer</text:p>
            <text:p text:style-name="P14">Bergwerf Labs</text:p>
            <text:p text:style-name="P29">2023 – Present</text:p>
            <text:p text:style-name="P29">On Location &amp; Remote</text:p>
            <text:p text:style-name="P29"/>
          </table:table-cell>
          <table:table-cell table:style-name="Table.A1" office:value-type="string">
            <text:p text:style-name="P8"/>
          </table:table-cell>
        </table:table-row>
        <table:table-row>
          <table:table-cell table:style-name="Table.A1" office:value-type="string">
            <text:p text:style-name="P23"/>
          </table:table-cell>
          <table:table-cell table:style-name="Table.A1" office:value-type="string">
            <text:p text:style-name="P11">Software Engineer</text:p>
            <text:p text:style-name="P9">CreativeQuantum</text:p>
            <text:p text:style-name="P28">Aug 2017 – Dec 2021</text:p>
            <text:p text:style-name="P28">Berlin, Germany</text:p>
            <text:p text:style-name="P28"/>
          </table:table-cell>
          <table:table-cell table:style-name="Table.A1" office:value-type="string">
            <text:p text:style-name="P19">Lead designer and developer of a new, web-based chemical sketching program for the <text:span text:style-name="T3">w</text:span><text:span text:style-name="T1">ebChem</text:span> platform. <text:span text:style-name="T5">Using the Dart language I designed a modular event handling system and a top-notch rendering mechanism for chemical structures.</text:span></text:p>
            <text:p text:style-name="P19"/>
          </table:table-cell>
        </table:table-row>
        <table:table-row>
          <table:table-cell table:style-name="Table.A1" office:value-type="string">
            <text:p text:style-name="P23"/>
          </table:table-cell>
          <table:table-cell table:style-name="Table.A1" office:value-type="string">
            <text:p text:style-name="P11">Full Stack Developer</text:p>
            <text:p text:style-name="P9">Learnbeat</text:p>
            <text:p text:style-name="P25">Jan 2017 – Jun 2018</text:p>
            <text:p text:style-name="P25">Leiden, Netherlands</text:p>
            <text:p text:style-name="P25"/>
          </table:table-cell>
          <table:table-cell table:style-name="Table.A1" office:value-type="string">
            <text:p text:style-name="P20">I was asked to implement a chemical sketching program based on MolView.org in <text:span text:style-name="T1">Learnbeat</text:span>, which is used for digital education by over 500 highschools in the Netherlands.</text:p>
          </table:table-cell>
        </table:table-row>
        <table:table-row>
          <table:table-cell table:style-name="Table.A1" office:value-type="string">
            <text:p text:style-name="P23"/>
          </table:table-cell>
          <table:table-cell table:style-name="Table.A1" office:value-type="string">
            <text:p text:style-name="P11">Software Engineer</text:p>
            <text:p text:style-name="P9">Profects</text:p>
            <text:p text:style-name="P25">Aug 2014 – Dec 2016</text:p>
            <text:p text:style-name="P25">Kapelle, Netherlands</text:p>
            <text:p text:style-name="P25"/>
          </table:table-cell>
          <table:table-cell table:style-name="Table.A1" office:value-type="string">
            <text:p text:style-name="P20">At Profects I helped to develop a microservice architecture for new projects based on Docker and Golang. One of our projects involved an email scheduler that sends thousands of customized pricelists to customers of <text:span text:style-name="T1">Adri&amp;Zoon</text:span> to this day.</text:p>
            <text:p text:style-name="P20"/>
            <text:p text:style-name="P20"/>
          </table:table-cell>
        </table:table-row>
        <table:table-row>
          <table:table-cell table:style-name="Table.A1" office:value-type="string">
            <text:p text:style-name="P23">Education</text:p>
          </table:table-cell>
          <table:table-cell table:style-name="Table.A1" office:value-type="string">
            <text:p text:style-name="P13">Radboud University</text:p>
            <text:p text:style-name="P10">MSc. <text:span text:style-name="T1">Mathematical Foundations</text:span></text:p>
            <text:p text:style-name="P15">of Computer Science</text:p>
            <text:p text:style-name="P26">2019 – 2023</text:p>
            <text:p text:style-name="P26"/>
          </table:table-cell>
          <table:table-cell table:style-name="Table.A1" office:value-type="string">
            <text:p text:style-name="P34">MFoCS follows a long-standing research</text:p>
            <text:p text:style-name="P34">tradition at RU in logical and mathematical foundations of computing science.</text:p>
            <text:p text:style-name="P36"/>
            <text:p text:style-name="P31"><text:span text:style-name="T4">Thesis:</text:span> <text:span text:style-name="T1">An Exploration of Graph Pebbling.</text:span></text:p>
            <text:p text:style-name="P21"/>
          </table:table-cell>
        </table:table-row>
        <table:table-row>
          <table:table-cell table:style-name="Table.A1" office:value-type="string">
            <text:p text:style-name="P23"/>
          </table:table-cell>
          <table:table-cell table:style-name="Table.A1" office:value-type="string">
            <text:p text:style-name="P13">Delft University of Technology</text:p>
            <text:p text:style-name="P10">BSc. <text:span text:style-name="T1">Nanobiology</text:span></text:p>
            <text:p text:style-name="P27">2015 – 2019</text:p>
            <text:p text:style-name="P27"/>
          </table:table-cell>
          <table:table-cell table:style-name="Table.A1" office:value-type="string">
            <text:p text:style-name="P33">Nanobiology is the study of the complexity of living systems. It employs the methods and principles of Physics to do this in a quantitative way. </text:p>
            <text:p text:style-name="P35"/>
            <text:p text:style-name="P30"><text:span text:style-name="T4">Thesis:</text:span> <text:span text:style-name="T1">Nerve </text:span><text:span text:style-name="T2">fi</text:span><text:span text:style-name="T1">ber tracing in bright</text:span><text:span text:style-name="T2">fi</text:span><text:span text:style-name="T1">eld images of human skin using deep learnin</text:span><text:span text:style-name="T2">g.</text:span></text:p>
            <text:p text:style-name="P37"/>
            <text:p text:style-name="P37"/>
          </table:table-cell>
        </table:table-row>
        <table:table-row>
          <table:table-cell table:style-name="Table.A1" office:value-type="string">
            <text:p text:style-name="P23">Skills</text:p>
          </table:table-cell>
          <table:table-cell table:style-name="Table.A1" office:value-type="string">
            <text:p text:style-name="P7">Technical Documentation</text:p>
            <text:p text:style-name="P5">Visual Communication</text:p>
            <text:p text:style-name="P7">UI/UX Design</text:p>
            <text:p text:style-name="P5">Forma<text:span text:style-name="T12">l</text:span> Methods</text:p>
            <text:p text:style-name="P5">Agile Development</text:p>
            <text:p text:style-name="P6">De<text:span text:style-name="T11">v</text:span>Ops <text:span text:style-name="T13">&amp; Cloud APIs</text:span></text:p>
            <text:p text:style-name="P4">Database <text:span text:style-name="T13">&amp; Systems</text:span> Design</text:p>
            <text:p text:style-name="P5">3D Graphics <text:span text:style-name="T13">&amp; GPU Acceleration</text:span></text:p>
          </table:table-cell>
          <table:table-cell table:style-name="Table.A1" office:value-type="string">
            <text:p text:style-name="P22">Programming</text:p>
            <text:p text:style-name="P16"/>
            <text:p text:style-name="P17">JavaScript/TypeScript <text:span text:style-name="T6">(experienced)</text:span></text:p>
            <text:p text:style-name="P17">Python <text:span text:style-name="T6">(experienced)</text:span></text:p>
            <text:p text:style-name="P17"><text:span text:style-name="T8">C/C++</text:span><text:span text:style-name="T6"> (experienced)</text:span></text:p>
            <text:p text:style-name="P18">Dart <text:span text:style-name="T6">(experienced)</text:span></text:p>
            <text:p text:style-name="P18"><text:span text:style-name="T8">Go</text:span><text:span text:style-name="T6"> (intermediate)</text:span></text:p>
            <text:p text:style-name="P18"><text:span text:style-name="T8">Java</text:span><text:span text:style-name="T6"> (intermediate)</text:span></text:p>
            <text:p text:style-name="P18"><text:span text:style-name="T9">Julia</text:span><text:span text:style-name="T6"> (intermediate)</text:span></text:p>
            <text:p text:style-name="P32"><text:span text:style-name="T10">PHP</text:span><text:span text:style-name="T7"> (intermediate)</text:span></text:p>
            <text:p text:style-name="P18"><text:span text:style-name="T8">OCaml</text:span><text:span text:style-name="T6"> (intermediat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25:19.971052349</meta:creation-date>
    <meta:editing-duration>PT13M38S</meta:editing-duration>
    <meta:editing-cycles>14</meta:editing-cycles>
    <meta:generator>LibreOffice/7.4.7.2$Linux_X86_64 LibreOffice_project/40$Build-2</meta:generator>
    <meta:initial-creator>Herman Bergwerf</meta:initial-creator>
    <dc:date>2023-12-18T22:24:25.659250601</dc:date>
    <dc:creator>Herman Bergwerf</dc:creator>
    <dc:title>Herman Bergwerf - Resume</dc:title>
    <meta:document-statistic meta:table-count="1" meta:image-count="0" meta:object-count="0" meta:page-count="1" meta:paragraph-count="55" meta:word-count="264" meta:character-count="1841" meta:non-whitespace-character-count="1625"/>
  </office:meta>
</office:document-meta>
</file>